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officeooo:rsid="000729fd" officeooo:paragraph-rsid="000729fd" style:font-weight-asian="bold" style:font-weight-complex="bold"/>
    </style:style>
    <style:style style:name="P2" style:family="paragraph" style:parent-style-name="Preformatted_20_Text">
      <style:text-properties fo:font-weight="bold" officeooo:rsid="0007fe92" officeooo:paragraph-rsid="0007fe92" style:font-weight-asian="bold" style:font-weight-complex="bold"/>
    </style:style>
    <style:style style:name="P3" style:family="paragraph" style:parent-style-name="Preformatted_20_Text">
      <style:text-properties fo:font-weight="bold" officeooo:rsid="00097095" officeooo:paragraph-rsid="00097095" style:font-weight-asian="bold" style:font-weight-complex="bold"/>
    </style:style>
    <style:style style:name="P4" style:family="paragraph" style:parent-style-name="Preformatted_20_Text">
      <style:text-properties fo:font-weight="bold" officeooo:rsid="00097095" officeooo:paragraph-rsid="000ef0cc" style:font-weight-asian="bold" style:font-weight-complex="bold"/>
    </style:style>
    <style:style style:name="P5" style:family="paragraph" style:parent-style-name="Preformatted_20_Text">
      <style:text-properties fo:font-weight="bold" officeooo:rsid="000a0836" officeooo:paragraph-rsid="000a0836" style:font-weight-asian="bold" style:font-weight-complex="bold"/>
    </style:style>
    <style:style style:name="P6" style:family="paragraph" style:parent-style-name="Preformatted_20_Text">
      <style:text-properties fo:font-weight="bold" officeooo:rsid="000a0836" officeooo:paragraph-rsid="000f71ab" style:font-weight-asian="bold" style:font-weight-complex="bold"/>
    </style:style>
    <style:style style:name="P7" style:family="paragraph" style:parent-style-name="Preformatted_20_Text">
      <style:text-properties fo:font-weight="bold" officeooo:rsid="000f1091" officeooo:paragraph-rsid="000f1091" style:font-weight-asian="bold" style:font-weight-complex="bold"/>
    </style:style>
    <style:style style:name="P8" style:family="paragraph" style:parent-style-name="Preformatted_20_Text">
      <style:text-properties fo:font-weight="bold" officeooo:rsid="000f71ab" officeooo:paragraph-rsid="000f71ab" style:font-weight-asian="bold" style:font-weight-complex="bold"/>
    </style:style>
    <style:style style:name="P9" style:family="paragraph" style:parent-style-name="Preformatted_20_Text">
      <style:text-properties fo:font-weight="bold" officeooo:rsid="00109659" officeooo:paragraph-rsid="00109659" style:font-weight-asian="bold" style:font-weight-complex="bold"/>
    </style:style>
    <style:style style:name="P10" style:family="paragraph" style:parent-style-name="Preformatted_20_Text">
      <style:text-properties fo:font-weight="bold" officeooo:rsid="00143685" officeooo:paragraph-rsid="00143685" style:font-weight-asian="bold" style:font-weight-complex="bold"/>
    </style:style>
    <style:style style:name="P11" style:family="paragraph" style:parent-style-name="Preformatted_20_Text">
      <style:text-properties fo:font-weight="bold" officeooo:rsid="00159342" officeooo:paragraph-rsid="00159342" style:font-weight-asian="bold" style:font-weight-complex="bold"/>
    </style:style>
    <style:style style:name="P12" style:family="paragraph" style:parent-style-name="Preformatted_20_Text">
      <style:text-properties fo:font-weight="bold" officeooo:rsid="001779b4" officeooo:paragraph-rsid="001779b4" style:font-weight-asian="bold" style:font-weight-complex="bold"/>
    </style:style>
    <style:style style:name="P13" style:family="paragraph" style:parent-style-name="Preformatted_20_Text">
      <style:text-properties fo:font-weight="normal" officeooo:rsid="0008cef9" officeooo:paragraph-rsid="0008cef9" style:font-weight-asian="normal" style:font-weight-complex="normal"/>
    </style:style>
    <style:style style:name="P14" style:family="paragraph" style:parent-style-name="Preformatted_20_Text">
      <style:text-properties fo:font-weight="normal" officeooo:rsid="000729fd" officeooo:paragraph-rsid="000729fd" style:font-weight-asian="normal" style:font-weight-complex="normal"/>
    </style:style>
    <style:style style:name="P15" style:family="paragraph" style:parent-style-name="Preformatted_20_Text">
      <style:text-properties fo:font-weight="normal" officeooo:rsid="0007fe92" officeooo:paragraph-rsid="0007fe92" style:font-weight-asian="normal" style:font-weight-complex="normal"/>
    </style:style>
    <style:style style:name="P16" style:family="paragraph" style:parent-style-name="Preformatted_20_Text">
      <style:text-properties fo:font-weight="normal" officeooo:rsid="00097095" officeooo:paragraph-rsid="00097095" style:font-weight-asian="normal" style:font-weight-complex="normal"/>
    </style:style>
    <style:style style:name="P17" style:family="paragraph" style:parent-style-name="Preformatted_20_Text">
      <style:text-properties fo:font-weight="normal" officeooo:rsid="000e6298" officeooo:paragraph-rsid="000e6298" style:font-weight-asian="normal" style:font-weight-complex="normal"/>
    </style:style>
    <style:style style:name="P18" style:family="paragraph" style:parent-style-name="Preformatted_20_Text">
      <style:text-properties fo:font-weight="normal" officeooo:rsid="000e6298" officeooo:paragraph-rsid="000ef0cc" style:font-weight-asian="normal" style:font-weight-complex="normal"/>
    </style:style>
    <style:style style:name="P19" style:family="paragraph" style:parent-style-name="Preformatted_20_Text">
      <style:text-properties fo:font-weight="normal" officeooo:rsid="000ef0cc" officeooo:paragraph-rsid="000a0836" style:font-weight-asian="normal" style:font-weight-complex="normal"/>
    </style:style>
    <style:style style:name="P20" style:family="paragraph" style:parent-style-name="Preformatted_20_Text">
      <style:text-properties fo:font-weight="normal" officeooo:rsid="00117221" officeooo:paragraph-rsid="00117221" style:font-weight-asian="normal" style:font-weight-complex="normal"/>
    </style:style>
    <style:style style:name="P21" style:family="paragraph" style:parent-style-name="Preformatted_20_Text">
      <style:text-properties fo:font-weight="normal" officeooo:rsid="00143685" officeooo:paragraph-rsid="00143685" style:font-weight-asian="normal" style:font-weight-complex="normal"/>
    </style:style>
    <style:style style:name="P22" style:family="paragraph" style:parent-style-name="Preformatted_20_Text">
      <style:text-properties fo:font-weight="normal" officeooo:rsid="00159342" officeooo:paragraph-rsid="00159342" style:font-weight-asian="normal" style:font-weight-complex="normal"/>
    </style:style>
    <style:style style:name="P23" style:family="paragraph" style:parent-style-name="Preformatted_20_Text">
      <style:text-properties fo:font-weight="normal" officeooo:rsid="001779b4" officeooo:paragraph-rsid="001779b4" style:font-weight-asian="normal" style:font-weight-complex="normal"/>
    </style:style>
    <style:style style:name="P24" style:family="paragraph" style:parent-style-name="Preformatted_20_Text">
      <style:text-properties fo:font-weight="normal" officeooo:rsid="0018b209" officeooo:paragraph-rsid="0018b209" style:font-weight-asian="normal" style:font-weight-complex="normal"/>
    </style:style>
    <style:style style:name="P25" style:family="paragraph" style:parent-style-name="Preformatted_20_Text">
      <style:text-properties fo:font-variant="normal" fo:text-transform="none" fo:color="#222222" style:font-name="Liberation Mono" fo:font-size="10pt" fo:letter-spacing="normal" fo:font-style="normal" fo:font-weight="normal" officeooo:rsid="001779b4" officeooo:paragraph-rsid="001779b4" style:font-size-asian="10pt" style:font-weight-asian="normal" style:font-size-complex="10pt" style:font-weight-complex="normal"/>
    </style:style>
    <style:style style:name="P26" style:family="paragraph" style:parent-style-name="Preformatted_20_Text">
      <style:text-properties fo:font-variant="normal" fo:text-transform="none" fo:color="#222222" style:font-name="Liberation Mono" fo:font-size="10pt" fo:letter-spacing="normal" fo:font-style="normal" fo:font-weight="normal" officeooo:rsid="001779b4" officeooo:paragraph-rsid="0017beb6" style:font-size-asian="10pt" style:font-weight-asian="normal" style:font-size-complex="10pt" style:font-weight-complex="normal"/>
    </style:style>
    <style:style style:name="P27" style:family="paragraph" style:parent-style-name="Preformatted_20_Text">
      <style:text-properties fo:font-variant="normal" fo:text-transform="none" fo:color="#222222" style:font-name="Liberation Mono" fo:font-size="10pt" fo:letter-spacing="normal" fo:font-style="normal" fo:font-weight="normal" officeooo:rsid="0018b209" officeooo:paragraph-rsid="0018b209" style:font-size-asian="10pt" style:font-weight-asian="normal" style:font-size-complex="10pt" style:font-weight-complex="normal"/>
    </style:style>
    <style:style style:name="P28" style:family="paragraph" style:parent-style-name="Preformatted_20_Text">
      <style:text-properties fo:font-variant="normal" fo:text-transform="none" fo:color="#222222" style:font-name="Liberation Mono" fo:font-size="10pt" fo:letter-spacing="normal" fo:font-style="normal" fo:font-weight="normal" officeooo:rsid="001aff69" officeooo:paragraph-rsid="001aff69" style:font-size-asian="10pt" style:font-weight-asian="normal" style:font-size-complex="10pt" style:font-weight-complex="normal"/>
    </style:style>
    <style:style style:name="P29" style:family="paragraph" style:parent-style-name="Preformatted_20_Text">
      <style:text-properties fo:font-variant="normal" fo:text-transform="none" fo:color="#222222" style:font-name="Liberation Mono" fo:font-size="10pt" fo:letter-spacing="normal" fo:font-style="normal" fo:font-weight="bold" officeooo:rsid="0018b209" officeooo:paragraph-rsid="0018b209" style:font-size-asian="10pt" style:font-weight-asian="bold" style:font-size-complex="10pt" style:font-weight-complex="bold"/>
    </style:style>
    <style:style style:name="P30" style:family="paragraph" style:parent-style-name="Table_20_Contents">
      <style:text-properties fo:color="#000080" fo:font-weight="bold"/>
    </style:style>
    <style:style style:name="P31" style:family="paragraph" style:parent-style-name="Table_20_Contents">
      <style:text-properties fo:color="#000000" fo:font-weight="normal"/>
    </style:style>
    <style:style style:name="P32" style:family="paragraph" style:parent-style-name="Preformatted_20_Text">
      <style:text-properties fo:font-weight="normal" officeooo:rsid="000f71ab" officeooo:paragraph-rsid="000f1091" style:font-weight-asian="normal" style:font-weight-complex="normal"/>
    </style:style>
    <style:style style:name="P33" style:family="paragraph" style:parent-style-name="Preformatted_20_Text">
      <style:text-properties fo:font-variant="normal" fo:text-transform="none" fo:color="#222222" style:font-name="Liberation Mono" fo:font-size="10pt" fo:letter-spacing="normal" fo:font-style="normal" fo:font-weight="normal" officeooo:rsid="001aff69" officeooo:paragraph-rsid="001aff69" style:font-size-asian="10pt" style:font-weight-asian="normal" style:font-size-complex="10pt" style:font-weight-complex="normal"/>
    </style:style>
    <style:style style:name="P34" style:family="paragraph" style:parent-style-name="Preformatted_20_Text">
      <style:text-properties fo:font-variant="normal" fo:text-transform="none" fo:color="#222222" style:font-name="Liberation Mono" fo:font-size="10pt" fo:letter-spacing="normal" fo:font-style="normal" fo:font-weight="normal" officeooo:rsid="002164a7" officeooo:paragraph-rsid="002164a7" style:font-size-asian="10pt" style:font-weight-asian="normal" style:font-size-complex="10pt" style:font-weight-complex="normal"/>
    </style:style>
    <style:style style:name="P35" style:family="paragraph" style:parent-style-name="Preformatted_20_Text">
      <style:text-properties fo:font-variant="normal" fo:text-transform="none" fo:color="#222222" style:font-name="Liberation Mono" fo:font-size="10pt" fo:letter-spacing="normal" fo:font-style="normal" fo:font-weight="normal" officeooo:rsid="0018b209" officeooo:paragraph-rsid="0018b209" style:font-size-asian="10pt" style:font-weight-asian="normal" style:font-size-complex="10pt" style:font-weight-complex="normal"/>
    </style:style>
    <style:style style:name="P36" style:family="paragraph" style:parent-style-name="Preformatted_20_Text">
      <style:text-properties fo:font-variant="normal" fo:text-transform="none" fo:color="#222222" style:font-name="Liberation Mono" fo:font-size="10pt" fo:letter-spacing="normal" fo:font-style="normal" fo:font-weight="normal" officeooo:rsid="001779b4" officeooo:paragraph-rsid="0017beb6" style:font-size-asian="10pt" style:font-weight-asian="normal" style:font-size-complex="10pt" style:font-weight-complex="normal"/>
    </style:style>
    <style:style style:name="P37" style:family="paragraph" style:parent-style-name="Preformatted_20_Text">
      <style:text-properties fo:font-variant="normal" fo:text-transform="none" fo:color="#222222" style:font-name="Liberation Mono" fo:font-size="10pt" fo:letter-spacing="normal" fo:font-style="normal" fo:font-weight="bold" officeooo:rsid="0018b209" officeooo:paragraph-rsid="0018b209" style:font-size-asian="10pt" style:font-weight-asian="bold" style:font-size-complex="10pt" style:font-weight-complex="bold"/>
    </style:style>
    <style:style style:name="P38" style:family="paragraph" style:parent-style-name="Preformatted_20_Text">
      <style:text-properties officeooo:rsid="002164a7" officeooo:paragraph-rsid="002164a7"/>
    </style:style>
    <style:style style:name="P39" style:family="paragraph" style:parent-style-name="Preformatted_20_Text">
      <style:text-properties fo:font-size="14pt" officeooo:rsid="002164a7" officeooo:paragraph-rsid="002164a7" style:font-size-asian="14pt" style:font-size-complex="14pt"/>
    </style:style>
    <style:style style:name="P40" style:family="paragraph" style:parent-style-name="Preformatted_20_Text">
      <style:text-properties fo:font-weight="bold" officeooo:rsid="000a0836" officeooo:paragraph-rsid="000729fd" style:font-weight-asian="bold" style:font-weight-complex="bold"/>
    </style:style>
    <style:style style:name="P41" style:family="paragraph" style:parent-style-name="Preformatted_20_Text">
      <style:text-properties fo:font-weight="bold" officeooo:rsid="000f71ab" officeooo:paragraph-rsid="002164a7" style:font-weight-asian="bold" style:font-weight-complex="bold"/>
    </style:style>
    <style:style style:name="P42" style:family="paragraph" style:parent-style-name="Preformatted_20_Text">
      <style:text-properties fo:font-weight="bold" officeooo:rsid="001779b4" officeooo:paragraph-rsid="001779b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5934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f0cc" style:font-weight-asian="normal" style:font-weight-complex="normal"/>
    </style:style>
    <style:style style:name="T5" style:family="text">
      <style:text-properties fo:font-weight="normal" officeooo:rsid="000f71ab" style:font-weight-asian="normal" style:font-weight-complex="normal"/>
    </style:style>
    <style:style style:name="T6" style:family="text">
      <style:text-properties officeooo:rsid="000d9f50"/>
    </style:style>
    <style:style style:name="T7" style:family="text">
      <style:text-properties officeooo:rsid="000e6298"/>
    </style:style>
    <style:style style:name="T8" style:family="text">
      <style:text-properties officeooo:rsid="000ef0cc"/>
    </style:style>
    <style:style style:name="T9" style:family="text">
      <style:text-properties officeooo:rsid="00143685"/>
    </style:style>
    <style:style style:name="T10" style:family="text">
      <style:text-properties officeooo:rsid="00159342"/>
    </style:style>
    <style:style style:name="T11" style:family="text">
      <style:text-properties officeooo:rsid="0017beb6"/>
    </style:style>
    <style:style style:name="T12" style:family="text">
      <style:text-properties officeooo:rsid="002164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Lab 3</text:span></text:p>
      <text:p text:style-name="P38"><text:span text:style-name="T1"/></text:p>
      <text:p text:style-name="P38"><text:span text:style-name="T1">Sebastian Lindmark (sebli821)</text:span></text:p>
      <text:p text:style-name="P38"><text:span text:style-name="T1">Andreas Järvelä (andja235)</text:span></text:p>
      <text:p text:style-name="P40"><text:span text:style-name="T3"/></text:p>
      <text:p text:style-name="P5"/>
      <text:p text:style-name="P8">Task A:</text:p>
      <text:p text:style-name="P6"><text:line-break/><text:span text:style-name="T4">First the client will do a three-way handshake with the server to acknowledge that they are about to transmit packets between each other. The sequence number and acknowledge numbers are synchronized. Once the packet transferring commences the acknowledge numbers will tell the client what the next expected packet sequence number(start) will be. Therefore implicitly tells the client that it has received the previous data that was sent. First the post request is sent followed by packets with 1500 MTU sizes. That is determined from the routers that the packets need to pass through to reach the server.</text:span></text:p>
      <text:p text:style-name="P19"/>
      <text:p text:style-name="P7"><text:span text:style-name="T3">Since the RTT's are exponentially increasing as discussed in the formula. We can come to the conclusion that there are some delays happening in the network the longer the TCP connection is open. So, we have some queueing happening that could cause the delays, or other transmission delays once the packet size goes up to 1500 bytes. </text:span><text:span text:style-name="T5">Once a packet is lost a timeout is undergoing, three repeated acknowledgements(copies) before timeout end will allow the sender to know that a packet was lost and therefore sends that packet followed by an acknowledgement for the last received packet. This event is during a TCP slow-start affecting the max ssthresh and window, if implemented.</text:span></text:p>
      <text:p text:style-name="P32"/>
      <text:p text:style-name="P41">Task <text:span text:style-name="T12">B</text:span>:</text:p>
      <text:p text:style-name="P41"/>
      <text:p text:style-name="P9">13.</text:p>
      <text:p text:style-name="P20">For the most recent sample trace we can see that slow start is present in the beginning. Since no packet loss is happening, the gaps is caused by the congestion window <text:span text:style-name="T9">reached zero</text:span>, we can therefore not <text:span text:style-name="T9">receive </text:span>any more packets until we <text:span text:style-name="T9">send </text:span>an ACK for each of the packets. </text:p>
      <text:p text:style-name="P20"/>
      <text:p text:style-name="P20">For the old sample trace slow start is present in the beginning. <text:span text:style-name="T9">After the slow start the congestion window is zero. It has to keep waiting for the acks in order to be able to receive more data. We'll keep getting six packets and once the server receives the acks it sends an additional of six packets.</text:span></text:p>
      <text:p text:style-name="P20"/>
      <text:p text:style-name="P10">14.</text:p>
      <text:p text:style-name="P21"><text:span text:style-name="T1">T</text:span><text:span text:style-name="T2">he congestion window</text:span><text:span text:style-name="T10"> is managed by the client and will increase as long as no packets are lost in the path to the server.</text:span><text:line-break/><text:span text:style-name="T10">The “</text:span><text:span text:style-name="T2">receiver advertised window</text:span><text:span text:style-name="T10">” tells the client how much space is free in the server's receive buffer. The client can send this amount of bytes before needing an acknowledge from the server. The effective window is the minimum of the </text:span><text:span text:style-name="T2">two</text:span><text:span text:style-name="T10">. </text:span></text:p>
      <text:p text:style-name="P22">The effective window will therefore be no faster than what the network can handle.</text:p>
      <text:p text:style-name="P22"/>
      <text:p text:style-name="P11">15.</text:p>
      <text:p text:style-name="P22">One can not see what the cwnd is from looking at packets. But looking at graphs you can see if there's a slow start which could give you enough information about to figure out what the cwnd is. The cwnd increases exponentially until reaching the sstresh which then makes it increase in linear. The cwnd will half in size, if packets are lost and the network could be over-congested.</text:p>
      <text:p text:style-name="P41"/>
      <text:p text:style-name="P41"/>
      <text:p text:style-name="P41"/>
      <text:p text:style-name="P41"/>
      <text:p text:style-name="P41"/>
      <text:p text:style-name="P41"/>
      <text:p text:style-name="P41"/>
      <text:p text:style-name="P41"/>
      <text:p text:style-name="P41"><text:soft-page-break/>Task <text:span text:style-name="T12">C</text:span>:</text:p>
      <text:p text:style-name="P22"/>
      <text:p text:style-name="P12">16.</text:p>
      <text:p text:style-name="P12"/>
      <text:p text:style-name="P23">The throughput of the 4 connections are approximately the same:</text:p>
      <text:p text:style-name="P23">2535059 bps</text:p>
      <text:p text:style-name="P23">Is it fair because the RTT is the same and the throughput is also the same.</text:p>
      <text:p text:style-name="P23">The bandwidth is <text:span text:style-name="T11">1.</text:span>2 MB<text:span text:style-name="T11">p</text:span>s</text:p>
      <text:p text:style-name="P23"/>
      <text:p text:style-name="P12">17.</text:p>
      <text:p text:style-name="P12"/>
      <text:p text:style-name="P24">The following is the throughput of the connections in bps</text:p>
      <text:p text:style-name="P25"><text:span text:style-name="T11">1. </text:span>23228367</text:p>
      <text:p text:style-name="P26"><text:span text:style-name="T11">2. </text:span>15644073</text:p>
      <text:p text:style-name="P26"><text:span text:style-name="T11">3. </text:span>13501737</text:p>
      <text:p text:style-name="P26"><text:span text:style-name="T11">4. </text:span>12478983</text:p>
      <text:p text:style-name="P26"><text:span text:style-name="T11">5. </text:span>9654284</text:p>
      <text:p text:style-name="P26"><text:span text:style-name="T11">6. </text:span>6279528</text:p>
      <text:p text:style-name="P26"><text:span text:style-name="T11">7. </text:span>5843994</text:p>
      <text:p text:style-name="P26"><text:span text:style-name="T11">8. </text:span>3841144</text:p>
      <text:p text:style-name="P26"><text:span text:style-name="T11">9. </text:span>3486446</text:p>
      <text:p text:style-name="P26"/>
      <text:p text:style-name="P27">The bandwidth is 11MBps.</text:p>
      <text:p text:style-name="P27"/>
      <text:p text:style-name="P27">It is not fair because the clients get different throughput even though they have almost the same RTT, like connections 2 and 6. The reasons for these unfair <text:s/>throughputs could be that the connections go through bottlenecks. Bottlenecks make them unable to receive as much data as they can. Some paths through the internet are less effective.</text:p>
      <text:p text:style-name="P27"/>
      <text:p text:style-name="P29">18.</text:p>
      <text:p text:style-name="P29"/>
      <text:p text:style-name="P34">It is unfair because some peers might be connected to more than one peer. We can't possible see which files are being transmitted from whom. Therefore it is unfair, if you have more connections you will get more data. This is the typical BitTorrent func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2T15:29:24.533873062</dc:date>
    <meta:editing-duration>PT3H26M29S</meta:editing-duration>
    <meta:editing-cycles>14</meta:editing-cycles>
    <meta:generator>LibreOffice/5.0.3.2$Linux_X86_64 LibreOffice_project/00m0$Build-2</meta:generator>
    <meta:document-statistic meta:table-count="0" meta:image-count="0" meta:object-count="0" meta:page-count="2" meta:paragraph-count="36" meta:word-count="652" meta:character-count="3739" meta:non-whitespace-character-count="3119"/>
  </office:meta>
</office:document-meta>
</file>